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dbd0f" officeooo:paragraph-rsid="000dbd0f"/>
    </style:style>
    <style:style style:name="T1" style:family="text">
      <style:text-properties officeooo:rsid="000dbd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ynopsis</text:h>
      <text:p text:style-name="Text_20_body"><text:span text:style-name="T1">Here <text:s/>i have created online webside . And this has done in HTML and CSS.</text:span></text:p>
      <text:h text:style-name="Heading_20_2" text:outline-level="2"><text:bookmark text:name="user-content-code-example"/>Code Example</text:h>
      <text:p text:style-name="P1">I have done this code in HTML and <text:s/>CSS ..i have taken reference from W3Shool.com</text:p>
      <text:h text:style-name="Heading_20_2" text:outline-level="2"><text:bookmark text:name="user-content-motivation"/>Motivation</text:h>
      <text:p text:style-name="P1">I just did simple webside . In HTML and CSS ..for learning purpose i have taken this project .</text:p>
      <text:h text:style-name="Heading_20_2" text:outline-level="2"><text:bookmark text:name="user-content-installation"/>Installation</text:h>
      <text:p text:style-name="P1"><text:s/>I have done this online. I have uploaded <text:s/>my code on github. </text:p>
      <text:h text:style-name="Heading_20_2" text:outline-level="2"><text:bookmark text:name="user-content-api-reference"/>API Reference</text:h>
      <text:p text:style-name="P1">I have uploaded this</text:p>
      <text:h text:style-name="Heading_20_2" text:outline-level="2"><text:bookmark text:name="user-content-tests"/>Tests</text:h>
      <text:p text:style-name="P1">Download the program first which has uploaded .after that run on any browser.</text:p>
      <text:h text:style-name="Heading_20_2" text:outline-level="2"><text:bookmark text:name="user-content-contributors"/>Contributors</text:h>
      <text:p text:style-name="Text_20_body">Let people know how they can dive into the project, include important links to things like issue trackers, irc, twitter accounts if applicable.</text:p>
      <text:h text:style-name="Heading_20_2" text:outline-level="2"><text:bookmark text:name="user-content-license"/>License</text:h>
      <text:p text:style-name="Text_20_body">A short snippet describing the license (MIT, Apache, etc.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2:13:10.929986805</meta:creation-date>
    <dc:date>2016-11-17T12:22:03.852074036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120" meta:character-count="685" meta:non-whitespace-character-count="576"/>
  </office:meta>
</office:document-meta>
</file>